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benchmark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NRMSE</text:p>
          </table:table-cell>
          <table:table-cell office:value-type="string" calcext:value-type="string">
            <text:p>Accuracy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hist</text:p>
          </table:table-cell>
          <table:table-cell office:value-type="string" calcext:value-type="string">
            <text:p>SR2</text:p>
          </table:table-cell>
          <table:table-cell office:value-type="float" office:value="0.00000776152" calcext:value-type="float">
            <text:p>7.76152E-06</text:p>
          </table:table-cell>
          <table:table-cell table:formula="of:= 100 - [.C2]" office:value-type="float" office:value="99.99999223848" calcext:value-type="float">
            <text:p>99.9999922385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hist</text:p>
          </table:table-cell>
          <table:table-cell office:value-type="string" calcext:value-type="string">
            <text:p>SR4</text:p>
          </table:table-cell>
          <table:table-cell office:value-type="float" office:value="0.05633827" calcext:value-type="float">
            <text:p>0.05633827</text:p>
          </table:table-cell>
          <table:table-cell table:formula="of:= 100 - [.C3]" office:value-type="float" office:value="99.94366173" calcext:value-type="float">
            <text:p>99.94366173</text:p>
          </table:table-cell>
          <table:table-cell table:number-columns-repeated="3"/>
          <table:table-cell table:style-name="ce1"/>
        </table:table-row>
        <table:table-row table:style-name="ro2">
          <table:table-cell office:value-type="string" calcext:value-type="string">
            <text:p>hist</text:p>
          </table:table-cell>
          <table:table-cell office:value-type="string" calcext:value-type="string">
            <text:p>SR8</text:p>
          </table:table-cell>
          <table:table-cell office:value-type="float" office:value="0.05247223" calcext:value-type="float">
            <text:p>0.05247223</text:p>
          </table:table-cell>
          <table:table-cell table:formula="of:= 100 - [.C4]" office:value-type="float" office:value="99.94752777" calcext:value-type="float">
            <text:p>99.9475277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ear</text:p>
          </table:table-cell>
          <table:table-cell office:value-type="string" calcext:value-type="string">
            <text:p>SR2</text:p>
          </table:table-cell>
          <table:table-cell office:value-type="float" office:value="0.03707361" calcext:value-type="float">
            <text:p>0.03707361</text:p>
          </table:table-cell>
          <table:table-cell table:formula="of:= 100 - [.C5]" office:value-type="float" office:value="99.96292639" calcext:value-type="float">
            <text:p>99.9629263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ear</text:p>
          </table:table-cell>
          <table:table-cell office:value-type="string" calcext:value-type="string">
            <text:p>SR4</text:p>
          </table:table-cell>
          <table:table-cell office:value-type="float" office:value="8.850638" calcext:value-type="float">
            <text:p>8.850638</text:p>
          </table:table-cell>
          <table:table-cell table:formula="of:= 100 - [.C6]" office:value-type="float" office:value="91.149362" calcext:value-type="float">
            <text:p>91.1493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inear</text:p>
          </table:table-cell>
          <table:table-cell office:value-type="string" calcext:value-type="string">
            <text:p>SR8</text:p>
          </table:table-cell>
          <table:table-cell office:value-type="float" office:value="17.81007" calcext:value-type="float">
            <text:p>17.81007</text:p>
          </table:table-cell>
          <table:table-cell table:formula="of:= 100 - [.C7]" office:value-type="float" office:value="82.18993" calcext:value-type="float">
            <text:p>82.18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R2</text:p>
          </table:table-cell>
          <table:table-cell table:style-name="Default" office:value-type="float" office:value="0" calcext:value-type="float">
            <text:p>0</text:p>
          </table:table-cell>
          <table:table-cell table:formula="of:= 100 - [.C8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R4</text:p>
          </table:table-cell>
          <table:table-cell table:style-name="Default" office:value-type="float" office:value="0" calcext:value-type="float">
            <text:p>0</text:p>
          </table:table-cell>
          <table:table-cell table:formula="of:= 100 - [.C9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ca</text:p>
          </table:table-cell>
          <table:table-cell office:value-type="string" calcext:value-type="string">
            <text:p>SR8</text:p>
          </table:table-cell>
          <table:table-cell table:style-name="Default" office:value-type="float" office:value="0" calcext:value-type="float">
            <text:p>0</text:p>
          </table:table-cell>
          <table:table-cell table:formula="of:= 100 - [.C1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SR2</text:p>
          </table:table-cell>
          <table:table-cell office:value-type="float" office:value="0.493574" calcext:value-type="float">
            <text:p>0.493574</text:p>
          </table:table-cell>
          <table:table-cell table:formula="of:= 100 - [.C11]" office:value-type="float" office:value="99.506426" calcext:value-type="float">
            <text:p>99.506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SR4</text:p>
          </table:table-cell>
          <table:table-cell office:value-type="float" office:value="0.4935527" calcext:value-type="float">
            <text:p>0.4935527</text:p>
          </table:table-cell>
          <table:table-cell table:formula="of:= 100 - [.C12]" office:value-type="float" office:value="99.5064473" calcext:value-type="float">
            <text:p>99.5064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SR8</text:p>
          </table:table-cell>
          <table:table-cell office:value-type="float" office:value="0.4935537" calcext:value-type="float">
            <text:p>0.4935537</text:p>
          </table:table-cell>
          <table:table-cell table:formula="of:= 100 - [.C13]" office:value-type="float" office:value="99.5064463" calcext:value-type="float">
            <text:p>99.50644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</text:p>
          </table:table-cell>
          <table:table-cell office:value-type="string" calcext:value-type="string">
            <text:p>SR2</text:p>
          </table:table-cell>
          <table:table-cell office:value-type="float" office:value="0.6157678" calcext:value-type="float">
            <text:p>0.6157678</text:p>
          </table:table-cell>
          <table:table-cell table:formula="of:= 100 - [.C14]" office:value-type="float" office:value="99.3842322" calcext:value-type="float">
            <text:p>99.38423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</text:p>
          </table:table-cell>
          <table:table-cell office:value-type="string" calcext:value-type="string">
            <text:p>SR4</text:p>
          </table:table-cell>
          <table:table-cell office:value-type="float" office:value="0.3248238" calcext:value-type="float">
            <text:p>0.3248238</text:p>
          </table:table-cell>
          <table:table-cell table:formula="of:= 100 - [.C15]" office:value-type="float" office:value="99.6751762" calcext:value-type="float">
            <text:p>99.67517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v</text:p>
          </table:table-cell>
          <table:table-cell office:value-type="string" calcext:value-type="string">
            <text:p>SR8</text:p>
          </table:table-cell>
          <table:table-cell office:value-type="float" office:value="0.2470476" calcext:value-type="float">
            <text:p>0.2470476</text:p>
          </table:table-cell>
          <table:table-cell table:formula="of:= 100 - [.C16]" office:value-type="float" office:value="99.7529524" calcext:value-type="float">
            <text:p>99.75295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td</text:p>
          </table:table-cell>
          <table:table-cell office:value-type="string" calcext:value-type="string">
            <text:p>SR2</text:p>
          </table:table-cell>
          <table:table-cell office:value-type="float" office:value="1.875377" calcext:value-type="float">
            <text:p>1.875377</text:p>
          </table:table-cell>
          <table:table-cell table:formula="of:= 100 - [.C17]" office:value-type="float" office:value="98.124623" calcext:value-type="float">
            <text:p>98.1246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td</text:p>
          </table:table-cell>
          <table:table-cell office:value-type="string" calcext:value-type="string">
            <text:p>SR4</text:p>
          </table:table-cell>
          <table:table-cell office:value-type="float" office:value="2.090463" calcext:value-type="float">
            <text:p>2.090463</text:p>
          </table:table-cell>
          <table:table-cell table:formula="of:= 100 - [.C18]" office:value-type="float" office:value="97.909537" calcext:value-type="float">
            <text:p>97.9095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dtd</text:p>
          </table:table-cell>
          <table:table-cell office:value-type="string" calcext:value-type="string">
            <text:p>SR8</text:p>
          </table:table-cell>
          <table:table-cell office:value-type="float" office:value="1.811153" calcext:value-type="float">
            <text:p>1.811153</text:p>
          </table:table-cell>
          <table:table-cell table:formula="of:= 100 - [.C19]" office:value-type="float" office:value="98.188847" calcext:value-type="float">
            <text:p>98.1888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SR2</text:p>
          </table:table-cell>
          <table:table-cell table:style-name="Default" office:value-type="float" office:value="0" calcext:value-type="float">
            <text:p>0</text:p>
          </table:table-cell>
          <table:table-cell table:formula="of:= 100 - [.C20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SR4</text:p>
          </table:table-cell>
          <table:table-cell table:style-name="Default" office:value-type="float" office:value="0" calcext:value-type="float">
            <text:p>0</text:p>
          </table:table-cell>
          <table:table-cell table:formula="of:= 100 - [.C21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i</text:p>
          </table:table-cell>
          <table:table-cell office:value-type="string" calcext:value-type="string">
            <text:p>SR8</text:p>
          </table:table-cell>
          <table:table-cell table:style-name="Default" office:value-type="float" office:value="0" calcext:value-type="float">
            <text:p>0</text:p>
          </table:table-cell>
          <table:table-cell table:formula="of:= 100 - [.C22]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del</text:p>
          </table:table-cell>
          <table:table-cell office:value-type="string" calcext:value-type="string">
            <text:p>SR2</text:p>
          </table:table-cell>
          <table:table-cell office:value-type="float" office:value="0.2780336" calcext:value-type="float">
            <text:p>0.2780336</text:p>
          </table:table-cell>
          <table:table-cell table:formula="of:= 100 - [.C23]" office:value-type="float" office:value="99.7219664" calcext:value-type="float">
            <text:p>99.7219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del</text:p>
          </table:table-cell>
          <table:table-cell office:value-type="string" calcext:value-type="string">
            <text:p>SR4</text:p>
          </table:table-cell>
          <table:table-cell office:value-type="float" office:value="0.28917" calcext:value-type="float">
            <text:p>0.28917</text:p>
          </table:table-cell>
          <table:table-cell table:formula="of:= 100 - [.C24]" office:value-type="float" office:value="99.71083" calcext:value-type="float">
            <text:p>99.710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del</text:p>
          </table:table-cell>
          <table:table-cell office:value-type="string" calcext:value-type="string">
            <text:p>SR8</text:p>
          </table:table-cell>
          <table:table-cell office:value-type="float" office:value="0.8553044" calcext:value-type="float">
            <text:p>0.8553044</text:p>
          </table:table-cell>
          <table:table-cell table:formula="of:= 100 - [.C25]" office:value-type="float" office:value="99.1446956" calcext:value-type="float">
            <text:p>99.14469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SR2</text:p>
          </table:table-cell>
          <table:table-cell table:style-name="Default" table:formula="of:=AVERAGE([.C2];[.C5];[.C8];[.C11];[.C14];[.C17];[.C20];[.C23])" office:value-type="float" office:value="0.41247922144" calcext:value-type="float">
            <text:p>0.4124792214</text:p>
          </table:table-cell>
          <table:table-cell table:formula="of:= 100 - [.C26]" office:value-type="float" office:value="99.58752077856" calcext:value-type="float">
            <text:p>99.5875207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SR4</text:p>
          </table:table-cell>
          <table:table-cell table:style-name="Default" table:formula="of:=AVERAGE([.C3];[.C6];[.C9];[.C12];[.C15];[.C18];[.C21];[.C24])" office:value-type="float" office:value="1.51312322125" calcext:value-type="float">
            <text:p>1.5131232213</text:p>
          </table:table-cell>
          <table:table-cell table:formula="of:= 100 - [.C27]" office:value-type="float" office:value="98.48687677875" calcext:value-type="float">
            <text:p>98.48687677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SR8</text:p>
          </table:table-cell>
          <table:table-cell table:style-name="Default" table:formula="of:=AVERAGE([.C4];[.C7];[.C10];[.C13];[.C16];[.C19];[.C22];[.C25])" office:value-type="float" office:value="2.65870011625" calcext:value-type="float">
            <text:p>2.6587001163</text:p>
          </table:table-cell>
          <table:table-cell table:formula="of:= 100 - [.C28]" office:value-type="float" office:value="97.34129988375" calcext:value-type="float">
            <text:p>97.341299883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0">0000-00-00</text:date>, <text:time style:data-style-name="N2" text:time-value="14:13:41.2819758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4:53:09.039649529</meta:creation-date>
    <dc:date>2019-04-10T14:15:10.081739695</dc:date>
    <meta:editing-duration>PT58M25S</meta:editing-duration>
    <meta:editing-cycles>6</meta:editing-cycles>
    <meta:generator>LibreOffice/5.1.6.2$Linux_X86_64 LibreOffice_project/10m0$Build-2</meta:generator>
    <meta:document-statistic meta:table-count="1" meta:cell-count="112" meta:object-count="0"/>
  </office:meta>
</office:document-meta>
</file>